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8">
      <style:paragraph-properties fo:margin-left="0cm" fo:margin-right="0cm" fo:margin-top="0cm" fo:margin-bottom="0cm" style:contextual-spacing="false" fo:line-height="100%" fo:text-indent="0cm" style:auto-text-indent="false" fo:padding="0cm" fo:border="none"/>
      <style:text-properties fo:color="#000000" loext:opacity="100%" style:font-name="inherit" fo:font-size="10.5pt" fo:font-style="italic" fo:font-weight="bold" loext:padding="0cm" loext:border="none"/>
    </style:style>
    <style:style style:name="P2" style:family="paragraph" style:parent-style-name="Heading_20_6">
      <style:paragraph-properties fo:margin-left="0cm" fo:margin-right="0cm" fo:margin-top="0cm" fo:margin-bottom="0cm" style:contextual-spacing="false" fo:line-height="100%" fo:text-indent="0cm" style:auto-text-indent="false" fo:padding="0cm" fo:border="none"/>
      <style:text-properties fo:color="#000000" loext:opacity="100%" style:font-name="inherit" fo:font-size="10.5pt" fo:font-weight="bold" loext:padding="0cm" loext:border="none"/>
    </style:style>
    <style:style style:name="P3" style:family="paragraph" style:parent-style-name="Heading_20_4">
      <style:paragraph-properties fo:margin-left="0cm" fo:margin-right="0cm" fo:margin-top="0cm" fo:margin-bottom="0cm" style:contextual-spacing="false" fo:line-height="100%" fo:text-indent="0cm" style:auto-text-indent="false" fo:padding="0cm" fo:border="none"/>
      <style:text-properties fo:color="#000000" loext:opacity="100%" style:font-name="inherit" fo:font-size="10.5pt" fo:font-weight="bold" loext:padding="0cm" loext:border="none"/>
    </style:style>
    <style:style style:name="P4" style:family="paragraph" style:parent-style-name="Heading_20_5">
      <style:paragraph-properties fo:margin-left="0cm" fo:margin-right="0cm" fo:margin-top="0cm" fo:margin-bottom="0cm" style:contextual-spacing="false" fo:line-height="100%" fo:text-indent="0cm" style:auto-text-indent="false" fo:padding="0cm" fo:border="none"/>
      <style:text-properties fo:color="#000000" loext:opacity="100%" style:font-name="inherit" fo:font-size="10.5pt" fo:font-style="italic" fo:font-weight="bold" loext:padding="0cm" loext:border="none"/>
    </style:style>
    <style:style style:name="P5" style:family="paragraph" style:parent-style-name="Heading_20_5">
      <style:paragraph-properties fo:margin-left="0cm" fo:margin-right="0cm" fo:margin-top="0cm" fo:margin-bottom="0cm" style:contextual-spacing="false" fo:line-height="100%" fo:text-indent="0cm" style:auto-text-indent="false" fo:padding="0cm" fo:border="none"/>
      <style:text-properties fo:color="#000000" loext:opacity="100%" loext:padding="0cm" loext:border="none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="0cm" loext:border="none"/>
    </style:style>
    <style:style style:name="P7" style:family="paragraph" style:parent-style-name="Text_20_body" style:list-style-name="L1">
      <style:paragraph-properties fo:margin-left="0cm" fo:margin-right="0cm" fo:margin-top="0cm" fo:margin-bottom="0cm" style:contextual-spacing="false" style:line-height-at-least="0.529cm" fo:text-indent="0cm" style:auto-text-indent="false" fo:padding="0cm" fo:border="none"/>
      <style:text-properties fo:color="#000000" loext:opacity="100%" loext:padding="0cm" loext:border="none"/>
    </style:style>
    <style:style style:name="P8" style:family="paragraph" style:parent-style-name="Text_20_body" style:list-style-name="L2">
      <style:paragraph-properties fo:margin-left="0cm" fo:margin-right="0cm" fo:margin-top="0cm" fo:margin-bottom="0cm" style:contextual-spacing="false" style:line-height-at-least="0.529cm" fo:text-indent="0cm" style:auto-text-indent="false" fo:padding="0cm" fo:border="none"/>
      <style:text-properties fo:color="#000000" loext:opacity="100%" loext:padding="0cm" loext:border="none"/>
    </style:style>
    <style:style style:name="P9" style:family="paragraph" style:parent-style-name="Text_20_body" style:list-style-name="L5">
      <style:paragraph-properties fo:margin-left="0cm" fo:margin-right="0cm" fo:margin-top="0cm" fo:margin-bottom="0cm" style:contextual-spacing="false" style:line-height-at-least="0.529cm" fo:text-align="justify" style:justify-single-word="false" fo:text-indent="0cm" style:auto-text-indent="false" fo:padding="0cm" fo:border="none"/>
      <style:text-properties fo:color="#000000" loext:opacity="100%" loext:padding="0cm" loext:border="none"/>
    </style:style>
    <style:style style:name="P10" style:family="paragraph" style:parent-style-name="Text_20_body" style:list-style-name="L6">
      <style:paragraph-properties fo:margin-left="0cm" fo:margin-right="0cm" fo:margin-top="0cm" fo:margin-bottom="0cm" style:contextual-spacing="false" style:line-height-at-least="0.529cm" fo:text-align="justify" style:justify-single-word="false" fo:text-indent="0cm" style:auto-text-indent="false" fo:padding="0cm" fo:border="none"/>
      <style:text-properties fo:color="#000000" loext:opacity="100%" loext:padding="0cm" loext:border="none"/>
    </style:style>
    <style:style style:name="P11" style:family="paragraph" style:parent-style-name="Text_20_body" style:list-style-name="L8">
      <style:paragraph-properties fo:margin-left="0cm" fo:margin-right="0cm" fo:margin-top="0cm" fo:margin-bottom="0cm" style:contextual-spacing="false" style:line-height-at-least="0.529cm" fo:text-indent="0cm" style:auto-text-indent="false" fo:padding="0cm" fo:border="none"/>
      <style:text-properties fo:color="#000000" loext:opacity="100%" loext:padding="0cm" loext:border="none"/>
    </style:style>
    <style:style style:name="P12" style:family="paragraph" style:parent-style-name="Text_20_body" style:list-style-name="L10">
      <style:paragraph-properties fo:margin-left="0cm" fo:margin-right="0cm" fo:margin-top="0cm" fo:margin-bottom="0cm" style:contextual-spacing="false" style:line-height-at-least="0.529cm" fo:text-indent="0cm" style:auto-text-indent="false" fo:padding="0cm" fo:border="none"/>
      <style:text-properties fo:color="#000000" loext:opacity="100%" loext:padding="0cm" loext:border="none"/>
    </style:style>
    <style:style style:name="P13" style:family="paragraph" style:parent-style-name="Text_20_body" style:list-style-name="L11">
      <style:paragraph-properties fo:margin-left="0cm" fo:margin-right="0cm" fo:margin-top="0cm" fo:margin-bottom="0cm" style:contextual-spacing="false" style:line-height-at-least="0.529cm" fo:text-indent="0cm" style:auto-text-indent="false" fo:padding="0cm" fo:border="none"/>
      <style:text-properties fo:color="#000000" loext:opacity="100%" loext:padding="0cm" loext:border="none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 fo:padding="0cm" fo:border="none"/>
      <style:text-properties fo:color="#000000" loext:opacity="100%" loext:padding="0cm" loext:border="none"/>
    </style:style>
    <style:style style:name="P15" style:family="paragraph" style:parent-style-name="Text_20_body" style:list-style-name="L6">
      <style:paragraph-properties fo:margin-left="0cm" fo:margin-right="0cm" fo:margin-top="0cm" fo:margin-bottom="0cm" style:contextual-spacing="false" style:line-height-at-least="0.529cm" fo:text-align="justify" style:justify-single-word="false" fo:text-indent="0cm" style:auto-text-indent="false" fo:padding="0cm" fo:border="none"/>
      <style:text-properties fo:color="#000000" loext:opacity="100%" fo:font-weight="normal" style:font-weight-asian="normal" style:font-weight-complex="normal" loext:padding="0cm" loext:border="none"/>
    </style:style>
    <style:style style:name="P16" style:family="paragraph" style:parent-style-name="Text_20_body" style:list-style-name="L3">
      <style:paragraph-properties fo:margin-left="0cm" fo:margin-right="0cm" fo:margin-top="0cm" fo:margin-bottom="0cm" style:contextual-spacing="false" style:line-height-at-least="0.529cm" fo:text-indent="0cm" style:auto-text-indent="false" fo:padding="0cm" fo:border="none"/>
    </style:style>
    <style:style style:name="P17" style:family="paragraph" style:parent-style-name="Text_20_body" style:list-style-name="L4">
      <style:paragraph-properties fo:margin-left="0cm" fo:margin-right="0cm" fo:margin-top="0cm" fo:margin-bottom="0cm" style:contextual-spacing="false" style:line-height-at-least="0.529cm" fo:text-indent="0cm" style:auto-text-indent="false" fo:padding="0cm" fo:border="none"/>
    </style:style>
    <style:style style:name="P18" style:family="paragraph" style:parent-style-name="Text_20_body" style:list-style-name="L9">
      <style:paragraph-properties fo:margin-left="0cm" fo:margin-right="0cm" fo:margin-top="0cm" fo:margin-bottom="0cm" style:contextual-spacing="false" style:line-height-at-least="0.529cm" fo:text-indent="0cm" style:auto-text-indent="false" fo:padding="0cm" fo:border="none"/>
    </style:style>
    <style:style style:name="P19" style:family="paragraph" style:parent-style-name="Text_20_body" style:list-style-name="L9">
      <style:paragraph-properties fo:margin-left="0cm" fo:margin-right="0cm" fo:margin-top="0cm" fo:margin-bottom="0cm" style:contextual-spacing="false" style:line-height-at-least="0.529cm" fo:text-align="justify" style:justify-single-word="false" fo:text-indent="0cm" style:auto-text-indent="false" fo:padding="0cm" fo:border="none"/>
    </style:style>
    <style:style style:name="P20" style:family="paragraph" style:parent-style-name="Text_20_body" style:list-style-name="L2">
      <style:paragraph-properties fo:margin-left="0cm" fo:margin-right="0cm" fo:margin-top="0cm" fo:margin-bottom="0cm" style:contextual-spacing="false" style:line-height-at-least="0.529cm" fo:text-indent="0cm" style:auto-text-indent="false" fo:padding="0cm" fo:border="none"/>
    </style:style>
    <style:style style:name="T1" style:family="text">
      <style:text-properties fo:color="#000000" loext:opacity="100%" loext:padding="0cm" loext:border="none"/>
    </style:style>
    <style:style style:name="T2" style:family="text">
      <style:text-properties fo:color="#0088cc" loext:opacity="100%" style:text-underline-style="solid" style:text-underline-width="auto" style:text-underline-color="font-color" loext:padding="0cm" loext:border="none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inherit" fo:font-size="10.5pt" fo:font-style="italic" fo:font-weight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a128f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6">Decision Tree Classifier And Regressor</text:h>
      <text:p text:style-name="P14">Interview Questions:</text:p>
      <text:list xml:id="list1621616792" text:style-name="L1">
        <text:list-item>
          <text:p text:style-name="P7">Decision Tree</text:p>
        </text:list-item>
        <text:list-item>
          <text:p text:style-name="P7">Entropy, Information Gain, Gini Impurity</text:p>
        </text:list-item>
        <text:list-item>
          <text:p text:style-name="P7">Decision Tree Working For Categorical and Numerical Features</text:p>
        </text:list-item>
        <text:list-item>
          <text:p text:style-name="P7">What are the scenarios where Decision Tree works well</text:p>
        </text:list-item>
        <text:list-item>
          <text:p text:style-name="P7">Decision Tree Low Bias And High Variance- Overfitting</text:p>
        </text:list-item>
        <text:list-item>
          <text:p text:style-name="P7">Hyperparameter Techniques</text:p>
        </text:list-item>
        <text:list-item>
          <text:p text:style-name="P7">Library used for constructing decision tree</text:p>
        </text:list-item>
        <text:list-item>
          <text:p text:style-name="P7">Impact of Outliers Of Decision Tree</text:p>
        </text:list-item>
        <text:list-item>
          <text:p text:style-name="P7">Impact of mising values on Decision Tree</text:p>
        </text:list-item>
        <text:list-item>
          <text:p text:style-name="P7">Does Decision Tree require Feature Scaling</text:p>
        </text:list-item>
      </text:list>
      <text:h text:style-name="P4" text:outline-level="5">Random Forest Classifier And Regresor</text:h>
      <text:list xml:id="list2244444513" text:style-name="L2">
        <text:list-item>
          <text:p text:style-name="P8">Ensemble Techniques(Boosting And Bagging)</text:p>
        </text:list-item>
        <text:list-item>
          <text:p text:style-name="P8">Working of Random Forest Classifier</text:p>
        </text:list-item>
        <text:list-item>
          <text:p text:style-name="P8">Working of Random Forest Regresor</text:p>
        </text:list-item>
        <text:list-item>
          <text:p text:style-name="P20"><text:span text:style-name="T1">Hyperparameter Tuning(Grid Search And RandomSearch)</text:span></text:p>
        </text:list-item>
      </text:list>
      <text:h text:style-name="P3" text:outline-level="4">Important properties of Random Forest Classifiers</text:h>
      <text:list xml:id="list2349147405" text:style-name="L5">
        <text:list-item>
          <text:p text:style-name="P9">Decision Tree---Low Bias And High Variance</text:p>
        </text:list-item>
        <text:list-item>
          <text:p text:style-name="P9">Ensemble Bagging(Random Forest Classifier)--Low Bias And Low Variance</text:p>
        </text:list-item>
      </text:list>
      <text:h text:style-name="P4" text:outline-level="5">1. What Are the Basic Assumption?</text:h>
      <text:p text:style-name="P14"><text:tab/>There are no such assumptions</text:p>
      <text:h text:style-name="P5" text:outline-level="5"><text:span text:style-name="T5">2. Advantages</text:span></text:h>
      <text:list xml:id="list1043605057" text:style-name="L6">
        <text:list-item>
          <text:p text:style-name="P15">Doesn't Overfit</text:p>
        </text:list-item>
        <text:list-item>
          <text:p text:style-name="P10">Favourite algorithm for Kaggle competition</text:p>
        </text:list-item>
        <text:list-item>
          <text:p text:style-name="P10">Less Parameter Tuning required</text:p>
        </text:list-item>
        <text:list-item>
          <text:p text:style-name="P10">Decision Tree can handle both continuous and categorical variables.</text:p>
        </text:list-item>
        <text:list-item>
          <text:p text:style-name="P10">No feature scaling required: No feature scaling (standardization and normalization) required in case of Random Forest as it uses DEcision Tree internally</text:p>
        </text:list-item>
        <text:list-item>
          <text:p text:style-name="P10">Suitable for any kind of ML problems</text:p>
        </text:list-item>
      </text:list>
      <text:h text:style-name="P5" text:outline-level="5"><text:span text:style-name="T5">3. Disadvantages</text:span></text:h>
      <text:p text:style-name="P14"><text:tab/><text:span text:style-name="T6">1.Biased With features having many categories</text:span></text:p>
      <text:p text:style-name="P14"><text:span text:style-name="T6"><text:tab/></text:span><text:span text:style-name="T7">2.</text:span>Biased in multiclass classification problems towards more frequent classes.</text:p>
      <text:h text:style-name="P4" text:outline-level="5">4. Whether Feature Scaling is required?</text:h>
      <text:p text:style-name="P14"><text:tab/>No</text:p>
      <text:h text:style-name="P4" text:outline-level="5">6. Impact of outliers?</text:h>
      <text:p text:style-name="P14"><text:tab/>Robust to Outliers</text:p>
      <text:h text:style-name="P4" text:outline-level="5">Types of Problems it can solve(Supervised)</text:h>
      <text:list xml:id="list538196119" text:style-name="L8">
        <text:list-item>
          <text:p text:style-name="P11">Classification</text:p>
        </text:list-item>
        <text:list-item>
          <text:p text:style-name="P11">Regression</text:p>
        </text:list-item>
      </text:list>
      <text:h text:style-name="P3" text:outline-level="4">Practical Implementation</text:h>
      <text:list xml:id="list2673346573" text:style-name="L9">
        <text:list-item>
          <text:p text:style-name="P18"><text:a xlink:type="simple" xlink:href="https://scikit-learn.org/stable/modules/generated/sklearn.tree.DecisionTreeClassifier.html" text:style-name="Internet_20_link" text:visited-style-name="Visited_20_Internet_20_Link"><text:span text:style-name="T2">https://scikit-learn.org/stable/modules/generated/sklearn.tree.DecisionTreeClassifier.html</text:span></text:a></text:p>
        </text:list-item>
        <text:list-item>
          <text:p text:style-name="P19"><text:a xlink:type="simple" xlink:href="https://scikit-learn.org/stable/modules/generated/sklearn.tree.DecisionTreeRegressor.html" text:style-name="Internet_20_link" text:visited-style-name="Visited_20_Internet_20_Link"><text:span text:style-name="T2">https://scikit-learn.org/stable/modules/generated/sklearn.tree.DecisionTreeRegressor.html</text:span></text:a></text:p>
        </text:list-item>
        <text:list-item>
          <text:p text:style-name="P19"><text:a xlink:type="simple" xlink:href="https://scikit-learn.org/stable/modules/generated/sklearn.ensemble.RandomForestClassifier.html" text:style-name="Internet_20_link" text:visited-style-name="Visited_20_Internet_20_Link"><text:span text:style-name="T2">https://scikit-learn.org/stable/modules/generated/sklearn.ensemble.RandomForestClassifier.html</text:span></text:a></text:p>
        </text:list-item>
        <text:list-item>
          <text:p text:style-name="P18"><text:a xlink:type="simple" xlink:href="https://scikit-learn.org/stable/modules/generated/sklearn.ensemble.RandomForestRegressor.html" text:style-name="Internet_20_link" text:visited-style-name="Visited_20_Internet_20_Link"><text:span text:style-name="T2">https://scikit-learn.org/stable/modules/generated/sklearn.ensemble.RandomForestRegressor.html</text:span></text:a></text:p>
        </text:list-item>
      </text:list>
      <text:h text:style-name="P4" text:outline-level="5"><text:soft-page-break/></text:h>
      <text:h text:style-name="P4" text:outline-level="5">Performance Metrics</text:h>
      <text:h text:style-name="P1" text:outline-level="8"><text:s text:c="2"/>Classification</text:h>
      <text:list xml:id="list1207692783" text:style-name="L10">
        <text:list-item>
          <text:p text:style-name="P12">Confusion Matrix</text:p>
        </text:list-item>
        <text:list-item>
          <text:p text:style-name="P12">Precision,Recall, F1 score</text:p>
        </text:list-item>
      </text:list>
      <text:h text:style-name="P4" text:outline-level="5">Regression</text:h>
      <text:list xml:id="list503208428" text:style-name="L11">
        <text:list-item>
          <text:p text:style-name="P13">R2,Adjusted R2</text:p>
        </text:list-item>
        <text:list-item>
          <text:p text:style-name="P13">MSE,RMSE,MAE</text:p>
        </text:list-item>
      </text:list>
      <text:p text:style-name="P6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2T11:07:39.220855862</meta:creation-date>
    <dc:date>2021-05-02T11:10:06.153516557</dc:date>
    <meta:editing-duration>PT2M27S</meta:editing-duration>
    <meta:editing-cycles>1</meta:editing-cycles>
    <meta:document-statistic meta:table-count="0" meta:image-count="0" meta:object-count="0" meta:page-count="2" meta:paragraph-count="51" meta:word-count="263" meta:character-count="2095" meta:non-whitespace-character-count="1910"/>
    <meta:generator>LibreOffice/7.0.5.2$Linux_X86_64 LibreOffice_project/00$Build-2</meta:generator>
  </office:meta>
</office:document-meta>
</file>